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0.878cm" fo:min-width="7.628cm" draw:shadow="visible"/>
      <style:paragraph-properties style:writing-mode="lr-tb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0.878cm" fo:min-width="2.277cm" draw:shadow="visibl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0.878cm" fo:min-width="3.777cm" draw:shadow="visible"/>
      <style:paragraph-properties style:writing-mode="lr-tb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0.878cm" fo:min-width="3.527cm" draw:shadow="visible"/>
      <style:paragraph-properties style:writing-mode="lr-tb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0.878cm" fo:min-width="3.128cm" draw:shadow="visible"/>
      <style:paragraph-properties style:writing-mode="lr-tb"/>
    </style:style>
    <style:style style:name="gr6" style:family="graphic" style:parent-style-name="standard">
      <style:graphic-properties svg:stroke-width="0.05cm" svg:stroke-color="#ffd428" draw:marker-start-width="0.275cm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2.006cm" fo:min-width="2.756cm" draw:shadow="visible"/>
      <style:paragraph-properties style:writing-mode="lr-tb"/>
    </style:style>
    <style:style style:name="gr8" style:family="graphic" style:parent-style-name="standard">
      <style:graphic-properties svg:stroke-width="0.05cm" svg:stroke-color="#3465a4" draw:marker-start-width="0.275cm" draw:marker-end-width="0.27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33cm" fo:min-width="3.479cm" draw:shadow="visible"/>
      <style:paragraph-properties style:writing-mode="lr-tb"/>
    </style:style>
    <style:style style:name="gr10" style:family="graphic" style:parent-style-name="standard">
      <style:graphic-properties svg:stroke-width="0.05cm" svg:stroke-color="#5983b0" draw:marker-start-width="0.275cm" draw:marker-end-width="0.27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1.33cm" fo:min-width="3.779cm" draw:shadow="visible"/>
      <style:paragraph-properties style:writing-mode="lr-tb"/>
    </style:style>
    <style:style style:name="gr12" style:family="graphic" style:parent-style-name="standard">
      <style:graphic-properties draw:fill-color="#5eb91e" draw:textarea-horizontal-align="justify" draw:textarea-vertical-align="middle" draw:auto-grow-height="false" fo:min-height="1.33cm" fo:min-width="2.83cm" draw:shadow="visible"/>
      <style:paragraph-properties style:writing-mode="lr-tb"/>
    </style:style>
    <style:style style:name="gr13" style:family="graphic" style:parent-style-name="standard">
      <style:graphic-properties svg:stroke-width="0.05cm" svg:stroke-color="#5eb91e" draw:marker-start-width="0.275cm" draw:marker-end-width="0.275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1.33cm" fo:min-width="3.478cm" draw:shadow="visible"/>
      <style:paragraph-properties style:writing-mode="lr-tb"/>
    </style:style>
    <style:style style:name="gr15" style:family="graphic" style:parent-style-name="standard">
      <style:graphic-properties draw:fill-color="#5eb91e" draw:textarea-horizontal-align="justify" draw:textarea-vertical-align="middle" draw:auto-grow-height="false" fo:min-height="1.33cm" fo:min-width="3.477cm" draw:shadow="visible"/>
      <style:paragraph-properties style:writing-mode="lr-tb"/>
    </style:style>
    <style:style style:name="gr16" style:family="graphic" style:parent-style-name="standard">
      <style:graphic-properties draw:fill-color="#5eb91e" draw:textarea-horizontal-align="justify" draw:textarea-vertical-align="middle" draw:auto-grow-height="false" fo:min-height="1.651cm" fo:min-width="2.796cm" draw:shadow="visib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8000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ffd428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5983b0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5eb91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8.25cm" svg:height="1.25cm" svg:x="25.575cm" svg:y="2.101cm">
          <text:p text:style-name="P1">Montani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899cm" svg:height="1.25cm" svg:x="0.851cm" svg:y="5.851cm">
          <text:p text:style-name="P3"><text:span text:style-name="T1">Anali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4.399cm" svg:height="1.25cm" svg:x="19.351cm" svg:y="5.849cm">
          <text:p text:style-name="P3"><text:span text:style-name="T1">Progett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149cm" svg:height="1.25cm" svg:x="36.851cm" svg:y="5.948cm">
          <text:p text:style-name="P3"><text:span text:style-name="T1">Realizz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3.75cm" svg:height="1.25cm" svg:x="54.65cm" svg:y="5.851cm">
          <text:p text:style-name="P3"><text:span text:style-name="T1">Collau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9.7cm" svg:y1="3.351cm" svg:x2="21.55cm" svg:y2="5.849cm" draw:start-shape="id1" draw:start-glue-point="2" draw:end-shape="id2" draw:end-glue-point="0" svg:d="M29700 3351v1350h-8150v1148" svg:viewBox="0 0 8151 2499">
          <text:p/>
        </draw:connector>
        <draw:connector draw:style-name="gr6" draw:text-style-name="P5" draw:layer="layout" svg:x1="29.7cm" svg:y1="3.351cm" svg:x2="2.3cm" svg:y2="5.851cm" draw:start-shape="id1" draw:start-glue-point="2" draw:end-shape="id3" draw:end-glue-point="0" svg:d="M29700 3351v1351h-27400v1149" svg:viewBox="0 0 27401 2501">
          <text:p/>
        </draw:connector>
        <draw:connector draw:style-name="gr6" draw:text-style-name="P5" draw:layer="layout" svg:x1="29.7cm" svg:y1="3.351cm" svg:x2="38.925cm" svg:y2="5.948cm" draw:start-shape="id1" draw:start-glue-point="2" draw:end-shape="id4" draw:end-glue-point="0" svg:d="M29700 3351v1399h9225v1198" svg:viewBox="0 0 9226 2598">
          <text:p/>
        </draw:connector>
        <draw:connector draw:style-name="gr6" draw:text-style-name="P5" draw:layer="layout" svg:x1="29.7cm" svg:y1="3.351cm" svg:x2="56.525cm" svg:y2="5.851cm" draw:start-shape="id1" draw:start-glue-point="2" draw:end-shape="id5" draw:end-glue-point="0" svg:d="M29700 3351v1351h26825v1149" svg:viewBox="0 0 26826 2501">
          <text:p/>
        </draw:connector>
        <draw:custom-shape draw:style-name="gr7" draw:text-style-name="P7" xml:id="id6" draw:id="id6" draw:layer="layout" svg:width="3.5cm" svg:height="2.5cm" svg:x="2.851cm" svg:y="8.501cm">
          <text:p text:style-name="P6"><text:span text:style-name="T2">Analisi della situazione attu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5cm" svg:height="2.5cm" svg:x="2.851cm" svg:y="20.5cm">
          <text:p text:style-name="P6"><text:span text:style-name="T2">Analisi delle richieste del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3.5cm" svg:height="2.5cm" svg:x="2.851cm" svg:y="33.65cm">
          <text:p text:style-name="P6"><text:span text:style-name="T2">Redazione documentazione Project Cha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3.5cm" svg:height="2.5cm" svg:x="2.851cm" svg:y="37.25cm">
          <text:p text:style-name="P6"><text:span text:style-name="T2">Analisi delle richieste della presiden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0" draw:id="id10" draw:layer="layout" svg:width="3.5cm" svg:height="2.5cm" svg:x="2.851cm" svg:y="52.75cm">
          <text:p text:style-name="P6"><text:span text:style-name="T2">Analisi delle richieste del committen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2.3cm" svg:y1="7.101cm" svg:x2="2.851cm" svg:y2="9.751cm" draw:start-shape="id3" draw:start-glue-point="2" draw:end-shape="id6" draw:end-glue-point="3" svg:d="M2300 7101v2650h551" svg:viewBox="0 0 552 2651">
          <text:p/>
        </draw:connector>
        <draw:connector draw:style-name="gr8" draw:text-style-name="P5" draw:layer="layout" svg:x1="2.3cm" svg:y1="7.101cm" svg:x2="2.851cm" svg:y2="21.75cm" draw:start-shape="id3" draw:start-glue-point="2" draw:end-shape="id7" draw:end-glue-point="3" svg:d="M2300 7101v14649h551" svg:viewBox="0 0 552 14650">
          <text:p/>
        </draw:connector>
        <draw:connector draw:style-name="gr8" draw:text-style-name="P5" draw:layer="layout" svg:x1="2.3cm" svg:y1="7.101cm" svg:x2="2.851cm" svg:y2="34.9cm" draw:start-shape="id3" draw:start-glue-point="2" draw:end-shape="id8" draw:end-glue-point="3" svg:d="M2300 7101v27799h551" svg:viewBox="0 0 552 27800">
          <text:p/>
        </draw:connector>
        <draw:connector draw:style-name="gr8" draw:text-style-name="P5" draw:layer="layout" svg:x1="2.3cm" svg:y1="7.101cm" svg:x2="2.851cm" svg:y2="38.5cm" draw:start-shape="id3" draw:start-glue-point="2" draw:end-shape="id9" draw:end-glue-point="3" svg:d="M2300 7101v31399h551" svg:viewBox="0 0 552 31400">
          <text:p/>
        </draw:connector>
        <draw:connector draw:style-name="gr8" draw:text-style-name="P5" draw:layer="layout" svg:x1="2.3cm" svg:y1="7.101cm" svg:x2="2.851cm" svg:y2="54cm" draw:start-shape="id3" draw:start-glue-point="2" draw:end-shape="id10" draw:end-glue-point="3" svg:d="M2300 7101v46899h551" svg:viewBox="0 0 552 46900">
          <text:p/>
        </draw:connector>
        <draw:custom-shape draw:style-name="gr9" draw:text-style-name="P7" xml:id="id11" draw:id="id11" draw:layer="layout" svg:width="4.149cm" svg:height="1.75cm" svg:x="22.601cm" svg:y="8.498cm">
          <text:p text:style-name="P6"><text:span text:style-name="T2">Progettazione Fo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2" draw:id="id12" draw:layer="layout" svg:width="4.149cm" svg:height="1.75cm" svg:x="22.601cm" svg:y="12cm">
          <text:p text:style-name="P6"><text:span text:style-name="T2">Progettazione 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1.55cm" svg:y1="7.099cm" svg:x2="22.601cm" svg:y2="9.373cm" draw:start-shape="id2" draw:start-glue-point="2" draw:end-shape="id11" draw:end-glue-point="3" svg:d="M21550 7099v2274h1051" svg:viewBox="0 0 1052 2275">
          <text:p/>
        </draw:connector>
        <draw:connector draw:style-name="gr10" draw:text-style-name="P5" draw:layer="layout" svg:x1="21.55cm" svg:y1="7.099cm" svg:x2="22.601cm" svg:y2="12.875cm" draw:start-shape="id2" draw:start-glue-point="2" draw:end-shape="id12" draw:end-glue-point="3" svg:d="M21550 7099v5776h1051" svg:viewBox="0 0 1052 5777">
          <text:p/>
        </draw:connector>
        <draw:custom-shape draw:style-name="gr9" draw:text-style-name="P7" xml:id="id14" draw:id="id14" draw:layer="layout" svg:width="4.149cm" svg:height="1.75cm" svg:x="33.701cm" svg:y="8.499cm">
          <text:p text:style-name="P6"><text:span text:style-name="T2">Definizione Prototip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3" draw:id="id13" draw:layer="layout" svg:width="4.449cm" svg:height="1.75cm" svg:x="33.701cm" svg:y="22.7cm">
          <text:p text:style-name="P6"><text:span text:style-name="T2">Implementazione aggiuntiv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8.925cm" svg:y1="7.198cm" svg:x2="38.15cm" svg:y2="23.575cm" draw:start-shape="id4" draw:start-glue-point="2" draw:end-shape="id13" draw:end-glue-point="1" svg:d="M38925 7198v16377h-775" svg:viewBox="0 0 776 16378">
          <text:p/>
        </draw:connector>
        <draw:connector draw:style-name="gr10" draw:text-style-name="P5" draw:layer="layout" svg:x1="38.925cm" svg:y1="7.198cm" svg:x2="37.85cm" svg:y2="9.374cm" draw:start-shape="id4" draw:start-glue-point="2" draw:end-shape="id14" draw:end-glue-point="1" svg:d="M38925 7198v2176h-1075" svg:viewBox="0 0 1076 2177">
          <text:p/>
        </draw:connector>
        <draw:custom-shape draw:style-name="gr9" draw:text-style-name="P7" xml:id="id15" draw:id="id15" draw:layer="layout" svg:width="4.149cm" svg:height="1.75cm" svg:x="50.351cm" svg:y="8.55cm">
          <text:p text:style-name="P6"><text:span text:style-name="T2">Controllo del prototipo con il cli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6" draw:id="id16" draw:layer="layout" svg:width="4.149cm" svg:height="1.75cm" svg:x="50.351cm" svg:y="17.751cm">
          <text:p text:style-name="P6"><text:span text:style-name="T2">Controllo dello stato dei lavori con il cli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6.525cm" svg:y1="7.101cm" svg:x2="54.5cm" svg:y2="9.425cm" draw:start-shape="id5" draw:start-glue-point="2" draw:end-shape="id15" draw:end-glue-point="1" svg:d="M56525 7101v2324h-2025" svg:viewBox="0 0 2026 2325">
          <text:p/>
        </draw:connector>
        <draw:connector draw:style-name="gr10" draw:text-style-name="P5" draw:layer="layout" svg:x1="56.525cm" svg:y1="7.101cm" svg:x2="54.5cm" svg:y2="18.626cm" draw:start-shape="id5" draw:start-glue-point="2" draw:end-shape="id16" draw:end-glue-point="1" svg:d="M56525 7101v11525h-2025" svg:viewBox="0 0 2026 11526">
          <text:p/>
        </draw:connector>
        <draw:custom-shape draw:style-name="gr12" draw:text-style-name="P9" xml:id="id17" draw:id="id17" draw:layer="layout" svg:width="3.5cm" svg:height="1.75cm" svg:x="47cm" svg:y="13.25cm">
          <text:p text:style-name="P8"><text:span text:style-name="T3">Raccolta delle modifiche sugge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52.425cm" svg:y1="10.3cm" svg:x2="50.5cm" svg:y2="14.125cm" draw:start-shape="id15" draw:start-glue-point="2" draw:end-shape="id17" draw:end-glue-point="1" svg:d="M52425 10300v3825h-1925" svg:viewBox="0 0 1926 3826">
          <text:p/>
        </draw:connector>
        <draw:custom-shape draw:style-name="gr12" draw:text-style-name="P9" xml:id="id18" draw:id="id18" draw:layer="layout" svg:width="3.5cm" svg:height="1.75cm" svg:x="31.101cm" svg:y="13.201cm">
          <text:p text:style-name="P8"><text:span text:style-name="T3">Creazione di un prototipo graf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5cm" svg:height="1.75cm" svg:x="31.102cm" svg:y="16.602cm">
          <text:p text:style-name="P8"><text:span text:style-name="T3">Installazione del prototipo nel C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5.775cm" svg:y1="10.249cm" svg:x2="34.601cm" svg:y2="14.076cm" draw:start-shape="id14" draw:start-glue-point="2" draw:end-shape="id18" draw:end-glue-point="1" svg:d="M35775 10249v3827h-1174" svg:viewBox="0 0 1175 3828">
          <text:p/>
        </draw:connector>
        <draw:connector draw:style-name="gr13" draw:text-style-name="P5" draw:layer="layout" svg:x1="35.775cm" svg:y1="10.249cm" svg:x2="34.602cm" svg:y2="17.477cm" draw:start-shape="id14" draw:start-glue-point="2" draw:end-shape="id19" draw:end-glue-point="1" svg:d="M35775 10249v7228h-1173" svg:viewBox="0 0 1174 7229">
          <text:p/>
        </draw:connector>
        <draw:custom-shape draw:style-name="gr14" draw:text-style-name="P9" xml:id="id21" draw:id="id21" draw:layer="layout" svg:width="4.148cm" svg:height="1.75cm" svg:x="31.102cm" svg:y="28.302cm">
          <text:p text:style-name="P8"><text:span text:style-name="T3">Implementazione dei requisi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20" draw:id="id20" draw:layer="layout" svg:width="4.147cm" svg:height="1.75cm" svg:x="31.103cm" svg:y="31.703cm">
          <text:p text:style-name="P8"><text:span text:style-name="T3">Implementazione della repository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5.925cm" svg:y1="24.451cm" svg:x2="35.25cm" svg:y2="32.578cm" draw:end-shape="id20" draw:end-glue-point="1" svg:d="M35925 24451h26v8127h-701" svg:viewBox="0 0 702 8128">
          <text:p/>
        </draw:connector>
        <draw:connector draw:style-name="gr13" draw:text-style-name="P5" draw:layer="layout" svg:x1="35.926cm" svg:y1="24.452cm" svg:x2="35.25cm" svg:y2="29.177cm" draw:end-shape="id21" draw:end-glue-point="1" svg:d="M35926 24452h26v4725h-702" svg:viewBox="0 0 703 4726">
          <text:p/>
        </draw:connector>
        <draw:custom-shape draw:style-name="gr12" draw:text-style-name="P9" xml:id="id22" draw:id="id22" draw:layer="layout" svg:width="3.5cm" svg:height="1.75cm" svg:x="8.402cm" svg:y="12.502cm">
          <text:p text:style-name="P8"><text:span text:style-name="T3">Studio della realtà preesis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23" draw:id="id23" draw:layer="layout" svg:width="3.5cm" svg:height="1.75cm" svg:x="8.403cm" svg:y="15.903cm">
          <text:p text:style-name="P8"><text:span text:style-name="T3">Studio dell'amb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24" draw:id="id24" draw:layer="layout" svg:width="3.5cm" svg:height="1.75cm" svg:x="8.404cm" svg:y="25.504cm">
          <text:p text:style-name="P8"><text:span text:style-name="T3">Studio delle esigenze del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5" draw:id="id25" draw:layer="layout" svg:width="3.5cm" svg:height="2.105cm" svg:x="8.405cm" svg:y="28.75cm">
          <text:p text:style-name="P8"><text:span text:style-name="T3">Analisi dei vincoli di tipo ambientale e legisl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6" draw:id="id26" draw:layer="layout" svg:width="3.5cm" svg:height="2.105cm" svg:x="8.406cm" svg:y="42.15cm">
          <text:p text:style-name="P8"><text:span text:style-name="T3">Analisi delle richieste aggiuntive del com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7" draw:id="id27" draw:layer="layout" svg:width="3.5cm" svg:height="2.105cm" svg:x="8.407cm" svg:y="45.25cm">
          <text:p text:style-name="P8"><text:span text:style-name="T3">Analisi integrazione dei nuovi requisiti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8" draw:id="id28" draw:layer="layout" svg:width="3.5cm" svg:height="2.105cm" svg:x="8.408cm" svg:y="48.35cm">
          <text:p text:style-name="P8"><text:span text:style-name="T3">Analisi fattibilità e vincoli Foru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9" draw:id="id29" draw:layer="layout" svg:width="3.5cm" svg:height="2.105cm" svg:x="8.407cm" svg:y="57.25cm">
          <text:p text:style-name="P8"><text:span text:style-name="T3">Analisi delle richieste aggiuntive del com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1" draw:id="id31" draw:layer="layout" svg:width="3.5cm" svg:height="2.105cm" svg:x="8.408cm" svg:y="60.35cm">
          <text:p text:style-name="P8"><text:span text:style-name="T3">Analisi integrazione dei nuovi requisiti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0" draw:id="id30" draw:layer="layout" svg:width="3.5cm" svg:height="2.105cm" svg:x="8.409cm" svg:y="63.45cm">
          <text:p text:style-name="P8"><text:span text:style-name="T3">Analisi fattibilità e vincoli Foru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601cm" svg:y1="11.001cm" svg:x2="8.402cm" svg:y2="13.377cm" draw:start-shape="id6" draw:start-glue-point="2" draw:end-shape="id22" draw:end-glue-point="3" svg:d="M4601 11001v2376h3801" svg:viewBox="0 0 3802 2377">
          <text:p/>
        </draw:connector>
        <draw:connector draw:style-name="gr13" draw:text-style-name="P5" draw:layer="layout" svg:x1="4.601cm" svg:y1="11.001cm" svg:x2="8.403cm" svg:y2="16.778cm" draw:start-shape="id6" draw:start-glue-point="2" draw:end-shape="id23" draw:end-glue-point="3" svg:d="M4601 11001v5777h3802" svg:viewBox="0 0 3803 5778">
          <text:p/>
        </draw:connector>
        <draw:connector draw:style-name="gr13" draw:text-style-name="P5" draw:layer="layout" svg:x1="4.601cm" svg:y1="23cm" svg:x2="8.404cm" svg:y2="26.379cm" draw:start-shape="id7" draw:start-glue-point="2" draw:end-shape="id24" draw:end-glue-point="3" svg:d="M4601 23000v3379h3803" svg:viewBox="0 0 3804 3380">
          <text:p/>
        </draw:connector>
        <draw:connector draw:style-name="gr13" draw:text-style-name="P5" draw:layer="layout" svg:x1="4.601cm" svg:y1="23cm" svg:x2="8.405cm" svg:y2="29.802cm" draw:start-shape="id7" draw:start-glue-point="2" draw:end-shape="id25" draw:end-glue-point="3" svg:d="M4601 23000v6802h3804" svg:viewBox="0 0 3805 6803">
          <text:p/>
        </draw:connector>
        <draw:connector draw:style-name="gr13" draw:text-style-name="P5" draw:layer="layout" svg:x1="4.601cm" svg:y1="39.75cm" svg:x2="8.406cm" svg:y2="43.202cm" draw:start-shape="id9" draw:start-glue-point="2" draw:end-shape="id26" draw:end-glue-point="3" svg:d="M4601 39750v3452h3805" svg:viewBox="0 0 3806 3453">
          <text:p/>
        </draw:connector>
        <draw:connector draw:style-name="gr13" draw:text-style-name="P5" draw:layer="layout" svg:x1="4.601cm" svg:y1="39.75cm" svg:x2="8.407cm" svg:y2="46.302cm" draw:start-shape="id9" draw:start-glue-point="2" draw:end-shape="id27" draw:end-glue-point="3" svg:d="M4601 39750v6552h3806" svg:viewBox="0 0 3807 6553">
          <text:p/>
        </draw:connector>
        <draw:connector draw:style-name="gr13" draw:text-style-name="P5" draw:layer="layout" svg:x1="4.601cm" svg:y1="39.75cm" svg:x2="8.408cm" svg:y2="49.402cm" draw:start-shape="id9" draw:start-glue-point="2" draw:end-shape="id28" draw:end-glue-point="3" svg:d="M4601 39750v9652h3807" svg:viewBox="0 0 3808 9653">
          <text:p/>
        </draw:connector>
        <draw:connector draw:style-name="gr13" draw:text-style-name="P5" draw:layer="layout" svg:x1="4.601cm" svg:y1="55.25cm" svg:x2="8.407cm" svg:y2="58.302cm" draw:start-shape="id10" draw:start-glue-point="2" draw:end-shape="id29" draw:end-glue-point="3" svg:d="M4601 55250v3052h3806" svg:viewBox="0 0 3807 3053">
          <text:p/>
        </draw:connector>
        <draw:connector draw:style-name="gr13" draw:text-style-name="P5" draw:layer="layout" svg:x1="4.601cm" svg:y1="55.25cm" svg:x2="8.409cm" svg:y2="64.502cm" draw:start-shape="id10" draw:start-glue-point="2" draw:end-shape="id30" draw:end-glue-point="3" svg:d="M4601 55250v9252h3808" svg:viewBox="0 0 3809 9253">
          <text:p/>
        </draw:connector>
        <draw:connector draw:style-name="gr13" draw:text-style-name="P5" draw:layer="layout" svg:x1="4.601cm" svg:y1="55.25cm" svg:x2="8.408cm" svg:y2="61.402cm" draw:start-shape="id10" draw:start-glue-point="2" draw:end-shape="id31" draw:end-glue-point="3" svg:d="M4601 55250v6152h3807" svg:viewBox="0 0 3808 6153">
          <text:p/>
        </draw:connector>
        <draw:custom-shape draw:style-name="gr12" draw:text-style-name="P9" xml:id="id32" draw:id="id32" draw:layer="layout" svg:width="3.5cm" svg:height="1.75cm" svg:x="47.001cm" svg:y="22.051cm">
          <text:p text:style-name="P8"><text:span text:style-name="T3">Raccolta delle modifiche sugge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52.425cm" svg:y1="19.501cm" svg:x2="50.501cm" svg:y2="22.926cm" draw:start-shape="id16" draw:start-glue-point="2" draw:end-shape="id32" draw:end-glue-point="1" svg:d="M52425 19501v3425h-1924" svg:viewBox="0 0 1925 342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2T08:23:59.225000000</meta:creation-date>
    <dc:date>2022-02-22T09:09:12.046000000</dc:date>
    <meta:editing-duration>PT7M55S</meta:editing-duration>
    <meta:editing-cycles>3</meta:editing-cycles>
    <meta:generator>LibreOffice/7.2.4.1$Windows_X86_64 LibreOffice_project/27d75539669ac387bb498e35313b970b7fe9c4f9</meta:generator>
    <meta:document-statistic meta:object-count="63"/>
  </office:meta>
</office:document-meta>
</file>